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85cm" svg:height="1.673cm" svg:x="6.985cm" svg:y="1.905cm">
          <draw:text-box>
            <text:p>Hospital Managment System 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6T08:55:52.156363059</meta:creation-date>
    <dc:date>2023-06-06T09:00:02.566912517</dc:date>
    <meta:editing-duration>PT4M11S</meta:editing-duration>
    <meta:editing-cycles>1</meta:editing-cycles>
    <meta:document-statistic meta:object-count="30"/>
    <meta:generator>LibreOffice/7.3.7.2$Linux_X86_64 LibreOffice_project/30$Build-2</meta:generator>
  </office:meta>
</office:document-meta>
</file>